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Indexer.AttributeIndex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ttributeIndexer.findJarFil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ttributeIndexer.copyEntry( JarFile jar , JarEntry entry , JarOutputStream outputStrea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ttributeIndexer.execu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ttributeIndexer.setBaseName( File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Indexer.create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Indexer.setJarfile( File jar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